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6b46" officeooo:paragraph-rsid="00166b46" style:font-weight-asian="normal" style:font-weight-complex="normal"/>
    </style:style>
    <style:style style:name="P2" style:family="paragraph" style:parent-style-name="Standard">
      <style:text-properties style:text-line-through-style="solid" style:text-line-through-type="single" fo:font-weight="normal" officeooo:rsid="0016c258" officeooo:paragraph-rsid="0016c258" style:font-weight-asian="normal" style:font-weight-complex="normal"/>
    </style:style>
    <style:style style:name="P3" style:family="paragraph" style:parent-style-name="Standard">
      <style:text-properties style:text-line-through-style="solid" style:text-line-through-type="single" fo:font-weight="normal" officeooo:rsid="0018c212" officeooo:paragraph-rsid="0018c212" style:font-weight-asian="normal" style:font-weight-complex="normal"/>
    </style:style>
    <style:style style:name="P4" style:family="paragraph" style:parent-style-name="Standard">
      <style:text-properties style:text-line-through-style="solid" style:text-line-through-type="single" style:text-underline-style="none" fo:font-weight="normal" officeooo:rsid="0015d558" officeooo:paragraph-rsid="0015d558" style:font-weight-asian="normal" style:font-weight-complex="normal"/>
    </style:style>
    <style:style style:name="P5" style:family="paragraph" style:parent-style-name="Standard">
      <style:text-properties style:text-line-through-style="solid" style:text-line-through-type="single" fo:font-weight="normal" officeooo:rsid="0015d558" officeooo:paragraph-rsid="0015d558" style:font-weight-asian="normal" style:font-weight-complex="normal"/>
    </style:style>
    <style:style style:name="P6" style:family="paragraph" style:parent-style-name="Standard">
      <style:text-properties style:text-line-through-style="solid" style:text-line-through-type="single" fo:font-weight="normal" officeooo:rsid="0018c212" officeooo:paragraph-rsid="0018c212" style:font-weight-asian="normal" style:font-weight-complex="normal"/>
    </style:style>
    <style:style style:name="P7" style:family="paragraph" style:parent-style-name="Standard">
      <style:text-properties style:text-line-through-style="none" style:text-line-through-type="none" fo:language="en" fo:country="US" fo:font-weight="normal" officeooo:rsid="001fc3a1" officeooo:paragraph-rsid="001fc3a1" style:font-weight-asian="normal" style:font-weight-complex="normal"/>
    </style:style>
    <style:style style:name="T1" style:family="text">
      <style:text-properties fo:language="bg" fo:country="BG" officeooo:rsid="001fc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$5 + 10 CHF = $10 if rate is 2:1</text:p>
      <text:p text:style-name="P4">$5 + $5 = $10</text:p>
      <text:p text:style-name="P1">Return Money from $5 + $5</text:p>
      <text:p text:style-name="P2">Bank.reduce(Money)</text:p>
      <text:p text:style-name="P3">Reduce Money with conversion</text:p>
      <text:p text:style-name="P3">Reduce(Bank, String)</text:p>
      <text:p text:style-name="P7">Sum.plus</text:p>
      <text:p text:style-name="P7">Expression.tim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ar </meta:initial-creator>
    <meta:creation-date>2018-02-23T23:28:03.221000000</meta:creation-date>
    <dc:date>2018-05-15T01:17:47.440000000</dc:date>
    <meta:editing-duration>P1DT2H52M4S</meta:editing-duration>
    <meta:editing-cycles>10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8" meta:word-count="30" meta:character-count="160" meta:non-whitespace-character-count="138"/>
  </office:meta>
</office:document-meta>
</file>